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Courier New" style:font-name-complex="Courier New"/>
    </style:style>
    <style:style style:name="P5" style:family="paragraph" style:parent-style-name="Standard">
      <style:paragraph-properties fo:text-align="start" style:justify-single-word="false" style:writing-mode="lr-tb"/>
      <style:text-properties fo:color="#2a6099" loext:opacity="100%" fo:background-color="transparent"/>
    </style:style>
    <style:style style:name="P6" style:family="paragraph" style:parent-style-name="Standard">
      <style:paragraph-properties fo:text-align="start" style:justify-single-word="false" style:writing-mode="lr-tb"/>
      <style:text-properties fo:color="#2a6099" loext:opacity="100%" style:font-name="Courier New" style:font-name-complex="Courier New"/>
    </style:style>
    <style:style style:name="P7" style:family="paragraph" style:parent-style-name="Standard">
      <style:paragraph-properties fo:text-align="start" style:justify-single-word="false" style:writing-mode="lr-tb"/>
      <style:text-properties fo:color="#2a6099" loext:opacity="100%"/>
    </style:style>
    <style:style style:name="P8" style:family="paragraph" style:parent-style-name="Standard">
      <style:paragraph-properties fo:text-align="start" style:justify-single-word="false" style:writing-mode="lr-tb"/>
      <style:text-properties fo:color="#2a6099" loext:opacity="100%" officeooo:paragraph-rsid="0010ef5b"/>
    </style:style>
    <style:style style:name="P9" style:family="paragraph" style:parent-style-name="Standard">
      <style:paragraph-properties fo:text-align="start" style:justify-single-word="false" style:writing-mode="lr-tb"/>
      <style:text-properties fo:color="#2a6099" loext:opacity="100%" style:font-name="Liberation Sans" style:font-name-complex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style:font-name-complex="Courier New"/>
    </style:style>
    <style:style style:name="T3" style:family="text">
      <style:text-properties style:font-name-complex="Liberation Serif1"/>
    </style:style>
    <style:style style:name="T4" style:family="text">
      <style:text-properties officeooo:rsid="0010ef5b" style:font-name-complex="Liberation Serif1"/>
    </style:style>
    <style:style style:name="T5" style:family="text">
      <style:text-properties style:use-window-font-color="true" loext:opacity="0%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6" style:family="text">
      <style:text-properties officeooo:rsid="000e5be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e5be3"/>
    </style:style>
    <style:style style:name="T9" style:family="text">
      <style:text-properties style:font-name="Liberation Sans Narro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Operacionais</text:p>
      <text:p text:style-name="P1">Lista de exercícios 2</text:p>
      <text:p text:style-name="P3"/>
      <text:p text:style-name="P3">Nome: <text:s/><text:span text:style-name="T8">Luís Miguel da Silva Pacheco</text:span><text:span text:style-name="T7"> <text:s/></text:span></text:p>
      <text:p text:style-name="P3"/>
      <text:p text:style-name="P2">Instruções: </text:p>
      <text:p text:style-name="P3">a) Fazer os exercícios abaixo usando somente os comandos do terminal. Não usar interface gráfica.</text:p>
      <text:p text:style-name="P3">b) Responder cada questão copiando e colando com o mouse o <text:span text:style-name="T1">comando e o resultado</text:span> após cada questão. Quando a questão solicita alguma informação específica, grife no resultado do comando onde está a informação solicitada. Copie em formato texto, e não em imagem, para não extrapolar o tamanho máximo de arquivo permitido pelo moodle.</text:p>
      <text:p text:style-name="P3">c) Postar o resultado no moodle, EM FORMATO EDITÁVEL (.doc, .docx ou .odt). NÃO POSTAR EM FORMATO PDF.</text:p>
      <text:p text:style-name="P3"/>
      <text:p text:style-name="P3"/>
      <text:p text:style-name="P3">1) Verificar em qual diretório você se encontra.</text:p>
      <text:p text:style-name="P3"/>
      <text:p text:style-name="P5">ifpr@ifpr-HP-402-G1-SFF-Business-PC:~$ pwd</text:p>
      <text:p text:style-name="P5">/home/ifpr</text:p>
      <text:p text:style-name="P3"/>
      <text:p text:style-name="P3">2) Criar a seguinte estrutura de diretórios dentro da pasta HOME do seu usuário.</text:p>
      <text:p text:style-name="P4">./lista2 </text:p>
      <text:p text:style-name="P4">./trabalho </text:p>
      <text:p text:style-name="P4">./lista2/textos </text:p>
      <text:p text:style-name="P4"/>
      <text:p text:style-name="P9">ifpr@ifpr-HP-402-G1-SFF-Business-PC:~$ mkdir lista2</text:p>
      <text:p text:style-name="P9">ifpr@ifpr-HP-402-G1-SFF-Business-PC:~$ mkdir trabalho</text:p>
      <text:p text:style-name="P9">ifpr@ifpr-HP-402-G1-SFF-Business-PC:~$ cd lista2</text:p>
      <text:p text:style-name="P9">ifpr@ifpr-HP-402-G1-SFF-Business-PC:~/lista2$ mkdir textos</text:p>
      <text:p text:style-name="P9">ifpr@ifpr-HP-402-G1-SFF-Business-PC:~/lista2$ ls</text:p>
      <text:p text:style-name="P9">textos</text:p>
      <text:p text:style-name="P9">ifpr@ifpr-HP-402-G1-SFF-Business-PC:~/lista2$ cd ~</text:p>
      <text:p text:style-name="P9">ifpr@ifpr-HP-402-G1-SFF-Business-PC:~$ ls</text:p>
      <text:p text:style-name="P9"><text:s/>Android <text:s text:c="16"/>eclipse <text:s text:c="12"/>Imagens <text:s text:c="2"/>Scratch</text:p>
      <text:p text:style-name="P9"><text:s/>AndroidStudioProjects <text:s text:c="2"/>eclipse-workspace <text:s text:c="2"/>lista2 <text:s text:c="3"/>snap</text:p>
      <text:p text:style-name="P9">'Área de trabalho' <text:s text:c="6"/>erros <text:s text:c="14"/>Modelos <text:s text:c="2"/>trabalho</text:p>
      <text:p text:style-name="P9"><text:s/>development <text:s text:c="12"/>flutter <text:s text:c="12"/>Músicas <text:s text:c="2"/>Vídeos</text:p>
      <text:p text:style-name="P9"><text:s/>Documentos <text:s text:c="12"/>'IHMC CmapTools' <text:s text:c="4"/>Público <text:s/>'VirtualBox VMs'</text:p>
      <text:p text:style-name="P9"><text:s/>Downloads <text:s text:c="14"/>IIRC <text:s text:c="15"/>saida</text:p>
      <text:p text:style-name="P3"/>
      <text:p text:style-name="P3">3) Entrar na pasta lista2/textos</text:p>
      <text:p text:style-name="P3"/>
      <text:p text:style-name="P7">ifpr@ifpr-HP-402-G1-SFF-Business-PC:~$ cd lista2/textos</text:p>
      <text:p text:style-name="P7">ifpr@ifpr-HP-402-G1-SFF-Business-PC:~/lista2/textos$ </text:p>
      <text:p text:style-name="P3"/>
      <text:p text:style-name="P3">4) Criar um arquivo chamado “<text:span text:style-name="T2">números.txt</text:span>”, usando o comando <text:span text:style-name="T2">cat</text:span> ou o comando <text:span text:style-name="T2">echo</text:span>, contendo os seguintes números:</text:p>
      <text:p text:style-name="P4">10 </text:p>
      <text:p text:style-name="P4">100 </text:p>
      <text:p text:style-name="P4">50 </text:p>
      <text:p text:style-name="P4">25 </text:p>
      <text:p text:style-name="P4">1 </text:p>
      <text:p text:style-name="P4"><text:soft-page-break/>2 </text:p>
      <text:p text:style-name="P4"/>
      <text:p text:style-name="P6">ifpr@ifpr-HP-402-G1-SFF-Business-PC:~/lista2/textos$ cat &gt; numeros.txt</text:p>
      <text:p text:style-name="P6">10</text:p>
      <text:p text:style-name="P6">100</text:p>
      <text:p text:style-name="P6">50</text:p>
      <text:p text:style-name="P6">25</text:p>
      <text:p text:style-name="P6">1</text:p>
      <text:p text:style-name="P6">2</text:p>
      <text:p text:style-name="P6">ifpr@ifpr-HP-402-G1-SFF-Business-PC:~/lista2/textos$ cat numeros.txt</text:p>
      <text:p text:style-name="P6">10</text:p>
      <text:p text:style-name="P6">100</text:p>
      <text:p text:style-name="P6">50</text:p>
      <text:p text:style-name="P6">25</text:p>
      <text:p text:style-name="P6">1</text:p>
      <text:p text:style-name="P6">2</text:p>
      <text:p text:style-name="P7"/>
      <text:p text:style-name="P3">5) Duplicar o arquivo <text:span text:style-name="T2">numeros.txt</text:span> para <text:span text:style-name="T2">numeros1.txt</text:span> e <text:span text:style-name="T2">numeros2.txt</text:span><text:span text:style-name="T3"> (</text:span><text:span text:style-name="T2">cp</text:span><text:span text:style-name="T3">).</text:span></text:p>
      <text:p text:style-name="P3"><text:span text:style-name="T3"/></text:p>
      <text:p text:style-name="P8"><text:span text:style-name="T3">ifpr@ifpr-HP-402-G1-SFF-Business-PC:~/lista2/textos$ cp numeros.txt numeros1.txt</text:span></text:p>
      <text:p text:style-name="P8"><text:span text:style-name="T3">ifpr@ifpr-HP-402-G1-SFF-Business-PC:~/lista2/textos$ cp numeros.txt numeros2.txt</text:span></text:p>
      <text:p text:style-name="P8"><text:span text:style-name="T3">ifpr@ifpr-HP-402-G1-SFF-Business-PC:~/lista2/textos$ cd ~/</text:span><text:span text:style-name="T4">lista2</text:span></text:p>
      <text:p text:style-name="P8"><text:span text:style-name="T4">ifpr@ifpr-HP-402-G1-SFF-Business-PC:~/lista2$ ls textos</text:span></text:p>
      <text:p text:style-name="P8"><text:span text:style-name="T4">numeros1.txt <text:s/>numeros2.txt <text:s/>numeros.txt</text:span></text:p>
      <text:p text:style-name="P3"/>
      <text:p text:style-name="P3">6) Copiar todos os arquivos com extensão <text:span text:style-name="T2">.txt</text:span> para a pasta <text:span text:style-name="T2">trabalho</text:span><text:span text:style-name="T3"> (</text:span><text:span text:style-name="T2">cp</text:span><text:span text:style-name="T3">).</text:span></text:p>
      <text:p text:style-name="P3"><text:span text:style-name="T3"/></text:p>
      <text:p text:style-name="P7"><text:span text:style-name="T3">ifpr@ifpr-HP-402-G1-SFF-Business-PC:~$ cp lista2/textos/numeros.txt lista2/textos/numeros1.txt lista2/textos/numeros2.txt trabalho</text:span></text:p>
      <text:p text:style-name="P7"><text:span text:style-name="T3">ifpr@ifpr-HP-402-G1-SFF-Business-PC:~$ ls trabalho</text:span></text:p>
      <text:p text:style-name="P7"><text:span text:style-name="T3">numeros1.txt <text:s/>numeros2.txt <text:s/>numeros.txt</text:span></text:p>
      <text:p text:style-name="P3"/>
      <text:p text:style-name="P3">7) Exibir a listagem de todos os arquivos da pasta corrente com seus detalhes (permissões de acesso, data, hora de criação, tamanho) (<text:span text:style-name="T2">ls</text:span>).</text:p>
      <text:p text:style-name="P3"/>
      <text:p text:style-name="P7">ifpr@ifpr-HP-402-G1-SFF-Business-PC:~$ ls -l</text:p>
      <text:p text:style-name="P7">total 220</text:p>
      <text:p text:style-name="P7">drwxrwxr-x <text:s/>3 ifpr ifpr <text:s text:c="2"/>4096 jul 21 08:53 <text:s/>Android</text:p>
      <text:p text:style-name="P7">drwxrwxr-x <text:s/>3 ifpr ifpr <text:s text:c="2"/>4096 jul 21 09:05 <text:s/>AndroidStudioProjects</text:p>
      <text:p text:style-name="P7">drwxr-xr-x <text:s/>2 ifpr ifpr <text:s text:c="2"/>4096 jul 28 10:05 'Área de trabalho'</text:p>
      <text:p text:style-name="P7">drwx------ <text:s/>8 root root <text:s text:c="2"/>4096 jul 21 11:45 <text:s/>development</text:p>
      <text:p text:style-name="P7">drwxr-xr-x <text:s/>2 ifpr ifpr <text:s text:c="2"/>4096 jul 18 14:14 <text:s/>Documentos</text:p>
      <text:p text:style-name="P7">drwxr-xr-x <text:s/>2 ifpr ifpr <text:s text:c="2"/>4096 ago <text:s/>7 16:40 <text:s/>Downloads</text:p>
      <text:p text:style-name="P7">drwxrwxr-x <text:s/>3 ifpr ifpr <text:s text:c="2"/>4096 jul 21 11:22 <text:s/>eclipse</text:p>
      <text:p text:style-name="P7">drwxrwxr-x <text:s/>3 ifpr ifpr <text:s text:c="2"/>4096 jul 21 11:23 <text:s/>eclipse-workspace</text:p>
      <text:p text:style-name="P7">-rw-rw-r-- <text:s/>1 ifpr ifpr 133527 jul 31 16:40 <text:s/>erros</text:p>
      <text:p text:style-name="P7">drwxr-xr-x 15 ifpr ifpr <text:s text:c="2"/>4096 jul 16 16:57 <text:s/>flutter</text:p>
      <text:p text:style-name="P7">drwxrwxr-x 13 ifpr ifpr <text:s text:c="2"/>4096 jul 28 10:51 'IHMC CmapTools'</text:p>
      <text:p text:style-name="P7">drwxrwxr-x <text:s/>2 ifpr ifpr <text:s text:c="2"/>4096 jul 31 16:37 <text:s/>IIRC</text:p>
      <text:p text:style-name="P7">drwxr-xr-x <text:s/>2 ifpr ifpr <text:s text:c="2"/>4096 jul 18 14:14 <text:s/>Imagens</text:p>
      <text:p text:style-name="P7"><text:soft-page-break/>drwxrwxr-x <text:s/>3 ifpr ifpr <text:s text:c="2"/>4096 ago <text:s/>7 16:55 <text:s/>lista2</text:p>
      <text:p text:style-name="P7">drwxr-xr-x <text:s/>2 ifpr ifpr <text:s text:c="2"/>4096 jul 18 14:14 <text:s/>Modelos</text:p>
      <text:p text:style-name="P7">drwxr-xr-x <text:s/>2 ifpr ifpr <text:s text:c="2"/>4096 jul 18 14:14 <text:s/>Músicas</text:p>
      <text:p text:style-name="P7">drwxr-xr-x <text:s/>2 ifpr ifpr <text:s text:c="2"/>4096 jul 18 14:14 <text:s/>Público</text:p>
      <text:p text:style-name="P7">-rw-rw-r-- <text:s/>1 ifpr ifpr <text:s text:c="2"/>2213 jul 31 16:40 <text:s/>saida</text:p>
      <text:p text:style-name="P7">drwxrwxr-x <text:s/>2 ifpr ifpr <text:s text:c="2"/>4096 jul 21 10:17 <text:s/>Scratch</text:p>
      <text:p text:style-name="P7">drwx------ 10 ifpr ifpr <text:s text:c="2"/>4096 jul 21 13:29 <text:s/>snap</text:p>
      <text:p text:style-name="P7">drwxrwxr-x <text:s/>2 ifpr ifpr <text:s text:c="2"/>4096 ago <text:s/>7 17:26 <text:s/>trabalho</text:p>
      <text:p text:style-name="P7">drwxr-xr-x <text:s/>2 ifpr ifpr <text:s text:c="2"/>4096 jul 18 14:14 <text:s/>Vídeos</text:p>
      <text:p text:style-name="P7">drwxrwxr-x <text:s/>3 ifpr ifpr <text:s text:c="2"/>4096 jul 21 13:49 'VirtualBox VMs'</text:p>
      <text:p text:style-name="P3"/>
      <text:p text:style-name="P3">8) Mudar a permissão de acesso do arquivo <text:span text:style-name="T2">numeros.txt</text:span> para <text:span text:style-name="T2">rwxr-xr-x</text:span><text:span text:style-name="T3"> (</text:span><text:span text:style-name="T2">chmod</text:span><text:span text:style-name="T3">).</text:span></text:p>
      <text:p text:style-name="P3"><text:span text:style-name="T3"/></text:p>
      <text:p text:style-name="P7"><text:span text:style-name="T3">ifpr@ifpr-HP-402-G1-SFF-Business-PC:~$ cd trabalho</text:span></text:p>
      <text:p text:style-name="P7"><text:span text:style-name="T3">ifpr@ifpr-HP-402-G1-SFF-Business-PC:~/trabalho$ chmod 755 numeros.txt</text:span></text:p>
      <text:p text:style-name="P7"><text:span text:style-name="T3">ifpr@ifpr-HP-402-G1-SFF-Business-PC:~/trabalho$ ls -l</text:span></text:p>
      <text:p text:style-name="P7"><text:span text:style-name="T3">total 12</text:span></text:p>
      <text:p text:style-name="P7"><text:span text:style-name="T3">-rw-rw-r-- 1 ifpr ifpr 16 ago <text:s/>7 17:26 numeros1.txt</text:span></text:p>
      <text:p text:style-name="P7"><text:span text:style-name="T3">-rw-rw-r-- 1 ifpr ifpr 16 ago <text:s/>7 17:26 numeros2.txt</text:span></text:p>
      <text:p text:style-name="P7"><text:span text:style-name="T3">-rwxr-xr-x 1 ifpr ifpr 16 ago <text:s/>7 17:26 numeros.txt</text:span></text:p>
      <text:p text:style-name="P3"/>
      <text:p text:style-name="P3">9) Mudar a permissão de acesso do arquivo <text:span text:style-name="T2">numeros.txt</text:span> para permitir somente leitura e gravação pelo dono, e somente leitura pelos demais usuários<text:span text:style-name="T3"> (</text:span><text:span text:style-name="T2">chmod</text:span><text:span text:style-name="T3">).</text:span></text:p>
      <text:p text:style-name="P3"/>
      <text:p text:style-name="P3">10) Copiar a pasta <text:span text:style-name="T2">textos</text:span> e seu conteúdo, para dentro da pasta HOME do seu usuário <text:span text:style-name="T3">(</text:span><text:span text:style-name="T2">cp</text:span><text:span text:style-name="T3">).</text:span></text:p>
      <text:p text:style-name="P3"/>
      <text:p text:style-name="P3">11) Renomear o arquivo <text:span text:style-name="T2">numeros.txt</text:span> para <text:span text:style-name="T2">sequencia.doc </text:span><text:span text:style-name="T3">(</text:span><text:span text:style-name="T2">mv</text:span><text:span text:style-name="T3">).</text:span></text:p>
      <text:p text:style-name="P3"/>
      <text:p text:style-name="P3">12) Deletar os arquivos com extensão <text:span text:style-name="T2">.doc </text:span><text:span text:style-name="T3">(</text:span><text:span text:style-name="T2">rm</text:span><text:span text:style-name="T3"> e coringas).</text:span></text:p>
      <text:p text:style-name="P3"/>
      <text:p text:style-name="P3">13) Apagar a pasta <text:span text:style-name="T2">textos</text:span> que está dentro de <text:span text:style-name="T2">lista2</text:span><text:span text:style-name="T3"> e entrar na pasta </text:span><text:span text:style-name="T2">textos</text:span><text:span text:style-name="T3"> que está na pasta HOME do seu usuário</text:span></text:p>
      <text:p text:style-name="P3"/>
      <text:p text:style-name="P3"/>
      <text:p text:style-name="P3">14) Listar todos os arquivos da pasta <text:span text:style-name="T2">/usr/bin</text:span> e guardar essa lista em um arquivo chamado “<text:span text:style-name="T2">listabin.txt</text:span>” (redirecionamento de saída). São muitos arquivos, então basta mostrar o tamanho do arquivo gerado.</text:p>
      <text:p text:style-name="P3"/>
      <text:p text:style-name="P3">15) Mostrar somente as linhas 7 a 10 do arquivo <text:span text:style-name="T2">listabin.txt</text:span> (<text:span text:style-name="T2">head</text:span> e <text:span text:style-name="T2">tail</text:span>)</text:p>
      <text:p text:style-name="P3"/>
      <text:p text:style-name="P3">16) Listar todos os arquivos da pasta <text:span text:style-name="T2">/usr/bin</text:span> apresentando o resultado na tela página por página (comando <text:span text:style-name="T2">less</text:span>). Enquanto o comando <text:span text:style-name="T2">less</text:span> apresenta a primeira página da relação de arquivos, abrir outra sessão de terminal e descobrir o número do processo <text:span text:style-name="T2">less</text:span> da primeira sessão (<text:span text:style-name="T2">ps</text:span>). Destaque na resposta do comando o pid do processo.</text:p>
      <text:p text:style-name="P3"/>
      <text:p text:style-name="P3">17) A partir da segunda sessão, encerrar o processo <text:span text:style-name="T2">less</text:span> aberto na primeira sessão (<text:span text:style-name="T2">kill</text:span>).</text:p>
      <text:p text:style-name="P3"/>
      <text:p text:style-name="P3">18) Identificar qual o processo que mais está consumindo CPU, qual está consumindo mais memória e qual o percentual de ocupação da CPU (<text:span text:style-name="T2">top</text:span>). Destaque as informações solicitadas na resposta do comando.</text:p>
      <text:p text:style-name="P3"/>
      <text:p text:style-name="P3"><text:soft-page-break/>19) Listar na tela o login e a pasta home dos últimos 10 usuários cadastrados no sistema (<text:span text:style-name="T2">tail</text:span> e <text:span text:style-name="T2">cut</text:span>)</text:p>
      <text:p text:style-name="P3"/>
      <text:p text:style-name="P3">20) Listar na tela o login e o id de todos os usuários que contém a string <text:span text:style-name="T5">sys</text:span> no login (<text:span text:style-name="T2">grep</text:span> e <text:span text:style-name="T2">cut</text:span>)</text:p>
      <text:p text:style-name="P3"/>
      <text:p text:style-name="P3">21) Qual o espaço ocupado pela pasta HOME do seu usuário detalhando todas as subpastas (<text:span text:style-name="T2">du</text:span>)?</text:p>
      <text:p text:style-name="P3"/>
      <text:p text:style-name="P3">22) Qual o espaço livre no filesystem /home (<text:span text:style-name="T2">df</text:span>)?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4-19T17:43:22.641745300</meta:creation-date>
    <dc:date>2025-08-07T17:48:08.300372014</dc:date>
    <meta:editing-cycles>11</meta:editing-cycles>
    <meta:editing-duration>PT5H19M24S</meta:editing-duration>
    <meta:document-statistic meta:table-count="0" meta:image-count="0" meta:object-count="0" meta:page-count="4" meta:paragraph-count="110" meta:word-count="866" meta:character-count="6232" meta:non-whitespace-character-count="5231"/>
    <meta:generator>LibreOffice/24.2.7.2$Linux_X86_64 LibreOffice_project/420$Build-2</meta:generator>
  </office:meta>
</office:document-meta>
</file>